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0384" officeooo:paragraph-rsid="00000384"/>
    </style:style>
    <style:style style:name="P2" style:family="paragraph" style:parent-style-name="Standard">
      <style:text-properties officeooo:paragraph-rsid="00000384"/>
    </style:style>
    <style:style style:name="T1" style:family="text">
      <style:text-properties officeooo:rsid="000003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p and Support for Open Source tools</text:p>
      <text:p text:style-name="P1"/>
      <text:p text:style-name="P1">1. JENKINS</text:p>
      <text:p text:style-name="P1"><text:s text:c="3"/>---reach out to community by googeling jenkins support</text:p>
      <text:p text:style-name="P2"><text:span text:style-name="T1"><text:s text:c="7"/>----</text:span><text:span text:style-name="Citation">https://www.cloudbees.com/services-support-enterprise-devops</text:span></text:p>
      <text:p text:style-name="P2"><text:span text:style-name="Citation"><text:s text:c="7"/>----https://github.com/jenkinsci/docker/blob/master/jenkins-support</text:span></text:p>
      <text:p text:style-name="P2"><text:span text:style-name="Citation"><text:s text:c="7"/>----https://support.cloudbees.com/hc/en-us</text:span></text:p>
      <text:p text:style-name="P2"><text:span text:style-name="Citation"><text:s text:c="7"/>----https://groups.google.com/forum/?nomobile=true#!forum/jenkinsci-users</text:span></text:p>
      <text:p text:style-name="P2"><text:span text:style-name="Citation"><text:s text:c="7"/>----https://groups.google.com/d/forum/jenkinsci-advisorie</text:span></text:p>
      <text:p text:style-name="P2"><text:span text:style-name="Citation"/></text:p>
      <text:p text:style-name="P2"><text:span text:style-name="Citation"><text:span text:style-name="T1">2 JENKINS DOCUMENTATION</text:span></text:span></text:p>
      <text:p text:style-name="P2"><text:span text:style-name="Citation"><text:s text:c="3"/>----https://groups.google.com/d/forum/jenkinsci-docs</text:span></text:p>
      <text:p text:style-name="P2"><text:span text:style-name="Citation"/></text:p>
      <text:p text:style-name="P2"><text:span text:style-name="Citation"/></text:p>
      <text:p text:style-name="P2"><text:span text:style-name="Citation"><text:span text:style-name="T1">3.DOCKER</text:span></text:span></text:p>
      <text:p text:style-name="P2"><text:span text:style-name="Citation"><text:s text:c="3"/>-----https://success.docker.com/suppor</text:span></text:p>
      <text:p text:style-name="P2"><text:span text:style-name="Citation"><text:s text:c="3"/>-----https://www.docker.com/docker-communi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38:15.712600835</meta:creation-date>
    <dc:date>2018-06-29T10:55:52.742471154</dc:date>
    <meta:editing-duration>PT7M26S</meta:editing-duration>
    <meta:editing-cycles>1</meta:editing-cycles>
    <meta:document-statistic meta:table-count="0" meta:image-count="0" meta:object-count="0" meta:page-count="1" meta:paragraph-count="13" meta:word-count="38" meta:character-count="617" meta:non-whitespace-character-count="554"/>
    <meta:generator>LibreOffice/5.1.6.2$Linux_X86_64 LibreOffice_project/10m0$Build-2</meta:generator>
  </office:meta>
</office:document-meta>
</file>